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6.113cm" table:align="left"/>
    </style:style>
    <style:style style:name="表格1.A" style:family="table-column">
      <style:table-column-properties style:column-width="4.034cm"/>
    </style:style>
    <style:style style:name="表格1.B" style:family="table-column">
      <style:table-column-properties style:column-width="12.079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5.901cm" fo:margin-left="0.15cm" table:align="left"/>
    </style:style>
    <style:style style:name="表格2.A" style:family="table-column">
      <style:table-column-properties style:column-width="0.997cm"/>
    </style:style>
    <style:style style:name="表格2.B" style:family="table-column">
      <style:table-column-properties style:column-width="14.905cm"/>
    </style:style>
    <style:style style:name="表格2.A1" style:family="table-cell">
      <style:table-cell-properties style:vertical-align="middle" fo:padding="0.049cm" fo:border="none"/>
    </style:style>
    <style:style style:name="表格2.16" style:family="table-row">
      <style:table-row-properties style:min-row-height="0.79cm"/>
    </style:style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4pt" officeooo:rsid="00363945" officeooo:paragraph-rsid="00363945" fo:background-color="#ffff00" style:font-size-asian="14pt" style:font-size-complex="14pt"/>
    </style:style>
    <style:style style:name="P7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1846c3" officeooo:paragraph-rsid="001846c3"/>
    </style:style>
    <style:style style:name="P9" style:family="paragraph" style:parent-style-name="Standard">
      <style:text-properties officeooo:rsid="001cafa7" officeooo:paragraph-rsid="001cafa7"/>
    </style:style>
    <style:style style:name="P10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1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2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P13" style:family="paragraph" style:parent-style-name="Standard">
      <style:text-properties fo:font-weight="bold" officeooo:rsid="002e28f2" officeooo:paragraph-rsid="002e28f2" style:font-weight-asian="bold" style:font-weight-complex="bold"/>
    </style:style>
    <style:style style:name="P14" style:family="paragraph" style:parent-style-name="Standard">
      <style:text-properties fo:font-weight="bold" officeooo:rsid="00363945" officeooo:paragraph-rsid="00363945" style:font-weight-asian="bold" style:font-weight-complex="bold"/>
    </style:style>
    <style:style style:name="P15" style:family="paragraph" style:parent-style-name="Standard">
      <style:text-properties officeooo:paragraph-rsid="00231f4b"/>
    </style:style>
    <style:style style:name="P16" style:family="paragraph" style:parent-style-name="Standard">
      <style:text-properties officeooo:rsid="00231f4b" officeooo:paragraph-rsid="00231f4b"/>
    </style:style>
    <style:style style:name="P17" style:family="paragraph" style:parent-style-name="Standard">
      <style:text-properties officeooo:rsid="0025c029" officeooo:paragraph-rsid="0025c029"/>
    </style:style>
    <style:style style:name="P18" style:family="paragraph" style:parent-style-name="Standard">
      <style:text-properties officeooo:rsid="002af865" officeooo:paragraph-rsid="002af865"/>
    </style:style>
    <style:style style:name="P19" style:family="paragraph" style:parent-style-name="Standard">
      <style:text-properties officeooo:rsid="002e28f2" officeooo:paragraph-rsid="002e28f2"/>
    </style:style>
    <style:style style:name="P20" style:family="paragraph" style:parent-style-name="Standard">
      <style:text-properties officeooo:rsid="00309c36" officeooo:paragraph-rsid="00309c36"/>
    </style:style>
    <style:style style:name="P21" style:family="paragraph" style:parent-style-name="Standard">
      <style:text-properties officeooo:rsid="003213d2" officeooo:paragraph-rsid="003213d2"/>
    </style:style>
    <style:style style:name="P22" style:family="paragraph" style:parent-style-name="Standard">
      <style:text-properties officeooo:rsid="00363945" officeooo:paragraph-rsid="00363945"/>
    </style:style>
    <style:style style:name="P23" style:family="paragraph" style:parent-style-name="Standard">
      <style:text-properties officeooo:paragraph-rsid="003f7f51"/>
    </style:style>
    <style:style style:name="P24" style:family="paragraph" style:parent-style-name="Standard">
      <style:text-properties officeooo:rsid="00427dff" officeooo:paragraph-rsid="00427dff"/>
    </style:style>
    <style:style style:name="P25" style:family="paragraph" style:parent-style-name="Standard">
      <style:paragraph-properties fo:text-align="start" style:justify-single-word="false"/>
      <style:text-properties officeooo:rsid="00427dff" officeooo:paragraph-rsid="00427dff"/>
    </style:style>
    <style:style style:name="P26" style:family="paragraph" style:parent-style-name="Standard">
      <style:text-properties fo:color="#0000cc" officeooo:rsid="004877f1" officeooo:paragraph-rsid="004877f1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rsid="004120c0" officeooo:paragraph-rsid="004120c0" style:font-weight-asian="bold" style:font-weight-complex="bold"/>
    </style:style>
    <style:style style:name="P29" style:family="paragraph" style:parent-style-name="Standard">
      <style:text-properties fo:font-weight="bold" officeooo:rsid="004519ce" officeooo:paragraph-rsid="004519ce" style:font-weight-asian="bold" style:font-weight-complex="bold"/>
    </style:style>
    <style:style style:name="P30" style:family="paragraph" style:parent-style-name="Standard">
      <style:text-properties fo:font-weight="bold" officeooo:paragraph-rsid="004d7e39" style:font-weight-asian="bold" style:font-weight-complex="bold"/>
    </style:style>
    <style:style style:name="P31" style:family="paragraph" style:parent-style-name="Standard">
      <style:text-properties fo:font-weight="bold" officeooo:rsid="00516f63" officeooo:paragraph-rsid="00516f6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f9973" officeooo:paragraph-rsid="0059e39f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f9973" officeooo:paragraph-rsid="001f9973" style:font-weight-asian="bold" style:font-weight-complex="bold"/>
    </style:style>
    <style:style style:name="P34" style:family="paragraph" style:parent-style-name="Standard">
      <style:text-properties fo:font-weight="bold" officeooo:rsid="0054e9fb" officeooo:paragraph-rsid="0054e9fb" style:font-weight-asian="bold" style:font-weight-complex="bold"/>
    </style:style>
    <style:style style:name="P35" style:family="paragraph" style:parent-style-name="Standard">
      <style:text-properties fo:font-weight="bold" officeooo:rsid="005bd591" officeooo:paragraph-rsid="005bd591" style:font-weight-asian="bold" style:font-weight-complex="bold"/>
    </style:style>
    <style:style style:name="P36" style:family="paragraph" style:parent-style-name="Standard">
      <style:text-properties fo:font-weight="bold" officeooo:rsid="0068d133" officeooo:paragraph-rsid="0068d133" style:font-weight-asian="bold" style:font-weight-complex="bold"/>
    </style:style>
    <style:style style:name="P37" style:family="paragraph" style:parent-style-name="Standard">
      <style:text-properties fo:font-weight="bold" officeooo:rsid="006c7b56" officeooo:paragraph-rsid="006c7b56" style:font-weight-asian="bold" style:font-weight-complex="bold"/>
    </style:style>
    <style:style style:name="P38" style:family="paragraph" style:parent-style-name="Standard">
      <style:text-properties fo:font-weight="bold" officeooo:paragraph-rsid="006dedb6" style:font-weight-asian="bold" style:font-weight-complex="bold"/>
    </style:style>
    <style:style style:name="P39" style:family="paragraph" style:parent-style-name="Standard">
      <style:text-properties fo:font-weight="bold" officeooo:rsid="006ef280" officeooo:paragraph-rsid="006ef28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427dff"/>
    </style:style>
    <style:style style:name="P41" style:family="paragraph" style:parent-style-name="Standard">
      <style:paragraph-properties fo:text-align="start" style:justify-single-word="false"/>
      <style:text-properties officeooo:paragraph-rsid="004519ce"/>
    </style:style>
    <style:style style:name="P42" style:family="paragraph" style:parent-style-name="Standard">
      <style:text-properties officeooo:rsid="004519ce" officeooo:paragraph-rsid="004519ce"/>
    </style:style>
    <style:style style:name="P43" style:family="paragraph" style:parent-style-name="Standard">
      <style:text-properties officeooo:paragraph-rsid="004519ce"/>
    </style:style>
    <style:style style:name="P44" style:family="paragraph" style:parent-style-name="Standard">
      <style:text-properties officeooo:rsid="0046e257" officeooo:paragraph-rsid="0046e257"/>
    </style:style>
    <style:style style:name="P45" style:family="paragraph" style:parent-style-name="Standard">
      <style:text-properties officeooo:rsid="0046e257" officeooo:paragraph-rsid="0062281c"/>
    </style:style>
    <style:style style:name="P46" style:family="paragraph" style:parent-style-name="Standard">
      <style:text-properties fo:font-size="14pt" officeooo:rsid="0046e257" officeooo:paragraph-rsid="0046e257" fo:background-color="#ffff00" style:font-size-asian="14pt" style:font-size-complex="14pt"/>
    </style:style>
    <style:style style:name="P47" style:family="paragraph" style:parent-style-name="Standard">
      <style:text-properties officeooo:rsid="004877f1" officeooo:paragraph-rsid="004877f1"/>
    </style:style>
    <style:style style:name="P48" style:family="paragraph" style:parent-style-name="Standard">
      <style:text-properties officeooo:paragraph-rsid="0046e257"/>
    </style:style>
    <style:style style:name="P49" style:family="paragraph" style:parent-style-name="Standard">
      <style:text-properties officeooo:paragraph-rsid="004d7e39"/>
    </style:style>
    <style:style style:name="P50" style:family="paragraph" style:parent-style-name="Standard">
      <style:text-properties officeooo:rsid="004e470d" officeooo:paragraph-rsid="004e470d"/>
    </style:style>
    <style:style style:name="P51" style:family="paragraph" style:parent-style-name="Standard">
      <style:text-properties officeooo:paragraph-rsid="004e470d"/>
    </style:style>
    <style:style style:name="P52" style:family="paragraph" style:parent-style-name="Standard">
      <style:text-properties officeooo:rsid="00516f63" officeooo:paragraph-rsid="00516f63"/>
    </style:style>
    <style:style style:name="P53" style:family="paragraph" style:parent-style-name="Standard">
      <style:text-properties officeooo:rsid="0054e9fb" officeooo:paragraph-rsid="0054e9fb"/>
    </style:style>
    <style:style style:name="P54" style:family="paragraph" style:parent-style-name="Standard">
      <style:text-properties officeooo:paragraph-rsid="0054e9fb"/>
    </style:style>
    <style:style style:name="P55" style:family="paragraph" style:parent-style-name="Standard">
      <style:text-properties officeooo:rsid="001f9973" officeooo:paragraph-rsid="001f9973"/>
    </style:style>
    <style:style style:name="P56" style:family="paragraph" style:parent-style-name="Standard">
      <style:paragraph-properties fo:text-align="center" style:justify-single-word="false"/>
      <style:text-properties officeooo:paragraph-rsid="001f9973"/>
    </style:style>
    <style:style style:name="P57" style:family="paragraph" style:parent-style-name="Standard">
      <style:text-properties officeooo:paragraph-rsid="0021f8c4"/>
    </style:style>
    <style:style style:name="P58" style:family="paragraph" style:parent-style-name="Standard">
      <style:text-properties officeooo:rsid="0064399d" officeooo:paragraph-rsid="0064399d"/>
    </style:style>
    <style:style style:name="P59" style:family="paragraph" style:parent-style-name="Standard">
      <style:text-properties officeooo:rsid="0068d133" officeooo:paragraph-rsid="0068d133"/>
    </style:style>
    <style:style style:name="P60" style:family="paragraph" style:parent-style-name="Standard">
      <style:text-properties officeooo:rsid="006aaa9c" officeooo:paragraph-rsid="006aaa9c"/>
    </style:style>
    <style:style style:name="P61" style:family="paragraph" style:parent-style-name="Standard">
      <style:text-properties officeooo:paragraph-rsid="006aaa9c"/>
    </style:style>
    <style:style style:name="P62" style:family="paragraph" style:parent-style-name="Standard">
      <style:text-properties officeooo:rsid="006b2036" officeooo:paragraph-rsid="006b2036"/>
    </style:style>
    <style:style style:name="P63" style:family="paragraph" style:parent-style-name="Standard">
      <style:text-properties officeooo:rsid="006c7b56" officeooo:paragraph-rsid="006c7b56"/>
    </style:style>
    <style:style style:name="P64" style:family="paragraph" style:parent-style-name="Standard">
      <style:text-properties officeooo:rsid="006c7b56" officeooo:paragraph-rsid="006dedb6"/>
    </style:style>
    <style:style style:name="P65" style:family="paragraph" style:parent-style-name="Standard">
      <style:text-properties officeooo:paragraph-rsid="006dedb6"/>
    </style:style>
    <style:style style:name="P66" style:family="paragraph" style:parent-style-name="Standard">
      <style:text-properties officeooo:paragraph-rsid="006ef280"/>
    </style:style>
    <style:style style:name="P67" style:family="paragraph" style:parent-style-name="Standard">
      <style:text-properties officeooo:paragraph-rsid="006f8e21"/>
    </style:style>
    <style:style style:name="P68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 officeooo:rsid="0021f8c4"/>
    </style:style>
    <style:style style:name="T10" style:family="text">
      <style:text-properties fo:color="#0000ff" style:text-position="super 58%" officeooo:rsid="0021f8c4"/>
    </style:style>
    <style:style style:name="T11" style:family="text">
      <style:text-properties fo:color="#0000ff" officeooo:rsid="003931ed"/>
    </style:style>
    <style:style style:name="T12" style:family="text">
      <style:text-properties fo:color="#0000ff" officeooo:rsid="0021f8c4"/>
    </style:style>
    <style:style style:name="T13" style:family="text">
      <style:text-properties officeooo:rsid="001e02be"/>
    </style:style>
    <style:style style:name="T14" style:family="text">
      <style:text-properties officeooo:rsid="00207b75"/>
    </style:style>
    <style:style style:name="T15" style:family="text">
      <style:text-properties officeooo:rsid="0021f8c4"/>
    </style:style>
    <style:style style:name="T16" style:family="text">
      <style:text-properties style:text-position="0% 100%" officeooo:rsid="0021f8c4"/>
    </style:style>
    <style:style style:name="T17" style:family="text">
      <style:text-properties officeooo:rsid="002353b6"/>
    </style:style>
    <style:style style:name="T18" style:family="text">
      <style:text-properties officeooo:rsid="00296444"/>
    </style:style>
    <style:style style:name="T19" style:family="text">
      <style:text-properties fo:color="#0000cc"/>
    </style:style>
    <style:style style:name="T20" style:family="text">
      <style:text-properties fo:color="#0000cc" officeooo:rsid="002e28f2"/>
    </style:style>
    <style:style style:name="T21" style:family="text">
      <style:text-properties fo:color="#0000cc" officeooo:rsid="00383450"/>
    </style:style>
    <style:style style:name="T22" style:family="text">
      <style:text-properties fo:color="#0000cc" officeooo:rsid="00231f4b"/>
    </style:style>
    <style:style style:name="T23" style:family="text">
      <style:text-properties fo:color="#0000cc" officeooo:rsid="002353b6"/>
    </style:style>
    <style:style style:name="T24" style:family="text">
      <style:text-properties fo:color="#0000cc" style:text-position="super 58%" officeooo:rsid="00231f4b"/>
    </style:style>
    <style:style style:name="T25" style:family="text">
      <style:text-properties fo:color="#0000cc" officeooo:rsid="003c4d30"/>
    </style:style>
    <style:style style:name="T26" style:family="text">
      <style:text-properties fo:color="#0000cc" officeooo:rsid="0038e4af"/>
    </style:style>
    <style:style style:name="T27" style:family="text">
      <style:text-properties fo:color="#0000cc" officeooo:rsid="0043b1ef"/>
    </style:style>
    <style:style style:name="T28" style:family="text">
      <style:text-properties fo:color="#0000cc" officeooo:rsid="00427dff"/>
    </style:style>
    <style:style style:name="T29" style:family="text">
      <style:text-properties fo:color="#0000cc" officeooo:rsid="004519ce"/>
    </style:style>
    <style:style style:name="T30" style:family="text">
      <style:text-properties fo:color="#0000cc" officeooo:rsid="004877f1"/>
    </style:style>
    <style:style style:name="T31" style:family="text">
      <style:text-properties fo:color="#0000cc" officeooo:rsid="0046e257"/>
    </style:style>
    <style:style style:name="T32" style:family="text">
      <style:text-properties fo:color="#0000cc" officeooo:rsid="004a4e7d"/>
    </style:style>
    <style:style style:name="T33" style:family="text">
      <style:text-properties fo:color="#0000cc" officeooo:rsid="004be22f"/>
    </style:style>
    <style:style style:name="T34" style:family="text">
      <style:text-properties fo:color="#0000cc" officeooo:rsid="004e470d"/>
    </style:style>
    <style:style style:name="T35" style:family="text">
      <style:text-properties fo:color="#0000cc" officeooo:rsid="00562459"/>
    </style:style>
    <style:style style:name="T36" style:family="text">
      <style:text-properties fo:color="#0000cc" fo:font-size="10.5pt" style:font-size-asian="10.5pt" style:font-size-complex="10.5pt"/>
    </style:style>
    <style:style style:name="T37" style:family="text">
      <style:text-properties fo:color="#0000cc" officeooo:rsid="005c0a44"/>
    </style:style>
    <style:style style:name="T38" style:family="text">
      <style:text-properties fo:color="#0000cc" officeooo:rsid="005e0f09"/>
    </style:style>
    <style:style style:name="T39" style:family="text">
      <style:text-properties fo:color="#0000cc" officeooo:rsid="00616ab1"/>
    </style:style>
    <style:style style:name="T40" style:family="text">
      <style:text-properties fo:color="#0000cc" officeooo:rsid="00602a4e"/>
    </style:style>
    <style:style style:name="T41" style:family="text">
      <style:text-properties fo:color="#0000cc" officeooo:rsid="0062281c"/>
    </style:style>
    <style:style style:name="T42" style:family="text">
      <style:text-properties fo:color="#0000cc" officeooo:rsid="0066c130"/>
    </style:style>
    <style:style style:name="T43" style:family="text">
      <style:text-properties fo:color="#0000cc" officeooo:rsid="006aaa9c"/>
    </style:style>
    <style:style style:name="T44" style:family="text">
      <style:text-properties fo:color="#0000cc" officeooo:rsid="006b2036"/>
    </style:style>
    <style:style style:name="T45" style:family="text">
      <style:text-properties fo:color="#0000cc" officeooo:rsid="006dedb6"/>
    </style:style>
    <style:style style:name="T46" style:family="text">
      <style:text-properties fo:color="#0000cc" officeooo:rsid="006f8e21"/>
    </style:style>
    <style:style style:name="T47" style:family="text">
      <style:text-properties fo:color="#0000cc" officeooo:rsid="006ef280"/>
    </style:style>
    <style:style style:name="T48" style:family="text">
      <style:text-properties officeooo:rsid="002e28f2"/>
    </style:style>
    <style:style style:name="T49" style:family="text">
      <style:text-properties officeooo:rsid="002ed096"/>
    </style:style>
    <style:style style:name="T50" style:family="text">
      <style:text-properties officeooo:rsid="00309c36"/>
    </style:style>
    <style:style style:name="T51" style:family="text">
      <style:text-properties officeooo:rsid="0034bc83"/>
    </style:style>
    <style:style style:name="T52" style:family="text">
      <style:text-properties officeooo:rsid="00354e3e"/>
    </style:style>
    <style:style style:name="T53" style:family="text">
      <style:text-properties officeooo:rsid="00383450"/>
    </style:style>
    <style:style style:name="T54" style:family="text">
      <style:text-properties officeooo:rsid="0038e4af"/>
    </style:style>
    <style:style style:name="T55" style:family="text">
      <style:text-properties officeooo:rsid="003c4d30"/>
    </style:style>
    <style:style style:name="T56" style:family="text">
      <style:text-properties officeooo:rsid="0043b1ef"/>
    </style:style>
    <style:style style:name="T57" style:family="text">
      <style:text-properties fo:font-weight="bold" officeooo:rsid="006ef280" style:font-weight-asian="bold" style:font-weight-complex="bold"/>
    </style:style>
    <style:style style:name="T58" style:family="text">
      <style:text-properties officeooo:rsid="004519ce"/>
    </style:style>
    <style:style style:name="T59" style:family="text">
      <style:text-properties officeooo:rsid="00459115"/>
    </style:style>
    <style:style style:name="T60" style:family="text">
      <style:text-properties officeooo:rsid="0046e257"/>
    </style:style>
    <style:style style:name="T61" style:family="text">
      <style:text-properties officeooo:rsid="004877f1"/>
    </style:style>
    <style:style style:name="T62" style:family="text">
      <style:text-properties officeooo:rsid="004a4e7d"/>
    </style:style>
    <style:style style:name="T63" style:family="text">
      <style:text-properties officeooo:rsid="004be22f"/>
    </style:style>
    <style:style style:name="T64" style:family="text">
      <style:text-properties officeooo:rsid="004c64ea"/>
    </style:style>
    <style:style style:name="T65" style:family="text">
      <style:text-properties officeooo:rsid="004d7e39"/>
    </style:style>
    <style:style style:name="T66" style:family="text">
      <style:text-properties officeooo:rsid="004e470d"/>
    </style:style>
    <style:style style:name="T67" style:family="text">
      <style:text-properties officeooo:rsid="0054e9fb"/>
    </style:style>
    <style:style style:name="T68" style:family="text">
      <style:text-properties officeooo:rsid="00589d07"/>
    </style:style>
    <style:style style:name="T69" style:family="text">
      <style:text-properties officeooo:rsid="0059e39f"/>
    </style:style>
    <style:style style:name="T70" style:family="text">
      <style:text-properties officeooo:rsid="005c0a44"/>
    </style:style>
    <style:style style:name="T71" style:family="text">
      <style:text-properties officeooo:rsid="005ec9af"/>
    </style:style>
    <style:style style:name="T72" style:family="text">
      <style:text-properties officeooo:rsid="00602a4e"/>
    </style:style>
    <style:style style:name="T73" style:family="text">
      <style:text-properties officeooo:rsid="00616ab1"/>
    </style:style>
    <style:style style:name="T74" style:family="text">
      <style:text-properties officeooo:rsid="0062281c"/>
    </style:style>
    <style:style style:name="T75" style:family="text">
      <style:text-properties officeooo:rsid="00642438"/>
    </style:style>
    <style:style style:name="T76" style:family="text">
      <style:text-properties officeooo:rsid="0066c130"/>
    </style:style>
    <style:style style:name="T77" style:family="text">
      <style:text-properties officeooo:rsid="006aaa9c"/>
    </style:style>
    <style:style style:name="T78" style:family="text">
      <style:text-properties officeooo:rsid="006b2036"/>
    </style:style>
    <style:style style:name="T79" style:family="text">
      <style:text-properties officeooo:rsid="006dedb6"/>
    </style:style>
    <style:style style:name="T80" style:family="text">
      <style:text-properties officeooo:rsid="006ef280"/>
    </style:style>
    <style:style style:name="T81" style:family="text">
      <style:text-properties officeooo:rsid="006f8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7">1.创建版本库（repository），可理解为目录。</text:p>
      <text:p text:style-name="P8"><text:span text:style-name="T1">Step 1：新建一个目录</text:span><text:span text:style-name="T2">（如learn_git）</text:span><text:span text:style-name="T1">，放到合适的位置</text:span></text:p>
      <text:p text:style-name="P8"><text:span text:style-name="T1">Step 2：cd到该目录，用 </text:span><text:span text:style-name="T5">git init </text:span><text:span text:style-name="T1">命令将其初始化，则空的Git仓库建好。</text:span></text:p>
      <text:p text:style-name="P8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8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10">2.修改及查看</text:p>
      <text:p text:style-name="P9">命令<text:span text:style-name="T4">git status</text:span>：可通过它来随时掌握仓库当前的状态，会提示是否修改，是否已提交等信息。</text:p>
      <text:p text:style-name="P9">命令<text:span text:style-name="T4">git diff </text:span><text:span text:style-name="T7">test.txt</text:span><text:span text:style-name="T13">：如果上述命令运行后提示文件被修改过，可用此命令查看对文件进行的修改详情，例如词句的增删等。</text:span></text:p>
      <text:p text:style-name="P9">提交修改和提交新文件的流程一样<text:span text:style-name="T13">，先add到仓库，在commit到仓库。</text:span></text:p>
      <text:p text:style-name="P11">3.版本回退</text:p>
      <text:p text:style-name="P55"><text:span text:style-name="T15">1）</text:span>命令<text:span text:style-name="T4">git log </text:span><text:span text:style-name="T8">[--pretty=oneline] </text:span><text:span text:style-name="T11">[filename]</text:span><text:span text:style-name="T14">：显示[某一文件]从最近到最远的提交日志，如果嫌输出信息过于繁复。可以加上后面的参数，只查看版本号和更改说明。</text:span></text:p>
      <text:p text:style-name="P32">表<text:span text:style-name="T68">1 </text:span>命令git log的常用参数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68"><text:span text:style-name="Source_20_Text"><text:span text:style-name="T36">-p</text:span></text:span></text:p>
          </table:table-cell>
          <table:table-cell table:style-name="表格1.A1" office:value-type="string">
            <text:p text:style-name="P68">按补丁格式显示每个更新之间的差异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stat</text:span></text:span></text:p>
          </table:table-cell>
          <table:table-cell table:style-name="表格1.A1" office:value-type="string">
            <text:p text:style-name="P68">显示每次更新的文件修改统计信息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shortstat</text:span></text:span></text:p>
          </table:table-cell>
          <table:table-cell table:style-name="表格1.A1" office:value-type="string">
            <text:p text:style-name="P68">只显示 --stat 中最后的行数修改添加移除统计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name-only</text:span></text:span></text:p>
          </table:table-cell>
          <table:table-cell table:style-name="表格1.A1" office:value-type="string">
            <text:p text:style-name="P68">仅在提交信息后显示已修改的文件清单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name-status</text:span></text:span></text:p>
          </table:table-cell>
          <table:table-cell table:style-name="表格1.A1" office:value-type="string">
            <text:p text:style-name="P68">显示新增、修改、删除的文件清单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abbrev-commit</text:span></text:span></text:p>
          </table:table-cell>
          <table:table-cell table:style-name="表格1.A1" office:value-type="string">
            <text:p text:style-name="P68">仅显示 SHA-1 的前几个字符，而非所有的 40 个字符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relative-date</text:span></text:span></text:p>
          </table:table-cell>
          <table:table-cell table:style-name="表格1.A1" office:value-type="string">
            <text:p text:style-name="P68">使用较短的相对时间显示（比如，“2 weeks ago”）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graph</text:span></text:span></text:p>
          </table:table-cell>
          <table:table-cell table:style-name="表格1.A1" office:value-type="string">
            <text:p text:style-name="P68">显示 ASCII 图形表示的分支合并历史。</text:p>
          </table:table-cell>
        </table:table-row>
        <table:table-row>
          <table:table-cell table:style-name="表格1.A1" office:value-type="string">
            <text:p text:style-name="P68"><text:span text:style-name="Source_20_Text"><text:span text:style-name="T36">--pretty</text:span></text:span></text:p>
          </table:table-cell>
          <table:table-cell table:style-name="表格1.A1" office:value-type="string">
            <text:p text:style-name="P68">使用其他格式显示历史提交信息。可用的选项包括 oneline，short，full，fuller 和 format（后跟指定格式<text:span text:style-name="T69">，常用格式如表2所示</text:span>）。</text:p>
          </table:table-cell>
        </table:table-row>
      </table:table>
      <text:p text:style-name="P33"/>
      <text:p text:style-name="P33"/>
      <text:p text:style-name="P33"/>
      <text:p text:style-name="P33"><text:soft-page-break/>表<text:span text:style-name="T69">2 git log –pretty=format的常用格式</text:span></text:p>
      <text:p text:style-name="P56"><text:bookmark text:name="pretty_format"/></text:p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Table_20_Heading">选项</text:p>
            </table:table-cell>
            <table:table-cell table:style-name="表格2.A1" office:value-type="string">
              <text:p text:style-name="Table_20_Heading">说明</text:p>
            </table:table-cell>
          </table:table-row>
        </table:table-header-rows>
        <table:table-row>
          <table:table-cell table:style-name="表格2.A1" office:value-type="string">
            <text:p text:style-name="P68"><text:span text:style-name="Source_20_Text"><text:span text:style-name="T36">%H</text:span></text:span></text:p>
          </table:table-cell>
          <table:table-cell table:style-name="表格2.A1" office:value-type="string">
            <text:p text:style-name="P68">提交对象（commit）的完整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h</text:span></text:span></text:p>
          </table:table-cell>
          <table:table-cell table:style-name="表格2.A1" office:value-type="string">
            <text:p text:style-name="P68">提交对象的简短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T</text:span></text:span></text:p>
          </table:table-cell>
          <table:table-cell table:style-name="表格2.A1" office:value-type="string">
            <text:p text:style-name="P68">树对象（tree）的完整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t</text:span></text:span></text:p>
          </table:table-cell>
          <table:table-cell table:style-name="表格2.A1" office:value-type="string">
            <text:p text:style-name="P68">树对象的简短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P</text:span></text:span></text:p>
          </table:table-cell>
          <table:table-cell table:style-name="表格2.A1" office:value-type="string">
            <text:p text:style-name="P68">父对象（parent）的完整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p</text:span></text:span></text:p>
          </table:table-cell>
          <table:table-cell table:style-name="表格2.A1" office:value-type="string">
            <text:p text:style-name="P68">父对象的简短哈希字串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n</text:span></text:span></text:p>
          </table:table-cell>
          <table:table-cell table:style-name="表格2.A1" office:value-type="string">
            <text:p text:style-name="P68">作者（author）的名字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e</text:span></text:span></text:p>
          </table:table-cell>
          <table:table-cell table:style-name="表格2.A1" office:value-type="string">
            <text:p text:style-name="P68">作者的电子邮件地址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d</text:span></text:span></text:p>
          </table:table-cell>
          <table:table-cell table:style-name="表格2.A1" office:value-type="string">
            <text:p text:style-name="P68">作者修订日期（可以用 --date= 选项定制格式）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ar</text:span></text:span></text:p>
          </table:table-cell>
          <table:table-cell table:style-name="表格2.A1" office:value-type="string">
            <text:p text:style-name="P68">作者修订日期，按多久以前的方式显示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n</text:span></text:span></text:p>
          </table:table-cell>
          <table:table-cell table:style-name="表格2.A1" office:value-type="string">
            <text:p text:style-name="P68">提交者（committer）的名字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e</text:span></text:span></text:p>
          </table:table-cell>
          <table:table-cell table:style-name="表格2.A1" office:value-type="string">
            <text:p text:style-name="P68">提交者的电子邮件地址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d</text:span></text:span></text:p>
          </table:table-cell>
          <table:table-cell table:style-name="表格2.A1" office:value-type="string">
            <text:p text:style-name="P68">提交日期</text:p>
          </table:table-cell>
        </table:table-row>
        <table:table-row>
          <table:table-cell table:style-name="表格2.A1" office:value-type="string">
            <text:p text:style-name="P68"><text:span text:style-name="Source_20_Text"><text:span text:style-name="T36">%cr</text:span></text:span></text:p>
          </table:table-cell>
          <table:table-cell table:style-name="表格2.A1" office:value-type="string">
            <text:p text:style-name="P68">提交日期，按多久以前的方式显示</text:p>
          </table:table-cell>
        </table:table-row>
        <table:table-row table:style-name="表格2.16">
          <table:table-cell table:style-name="表格2.A1" office:value-type="string">
            <text:p text:style-name="P68"><text:span text:style-name="Source_20_Text"><text:span text:style-name="T36">%s</text:span></text:span></text:p>
          </table:table-cell>
          <table:table-cell table:style-name="表格2.A1" office:value-type="string">
            <text:p text:style-name="P68">提交说明</text:p>
          </table:table-cell>
        </table:table-row>
      </table:table>
      <text:p text:style-name="P57"><text:span text:style-name="T15">2）在Git中，用</text:span><text:span text:style-name="T12">HEAD</text:span><text:span text:style-name="T15">表示当前版本，上一个版本就是</text:span><text:span text:style-name="T12">HEAD</text:span><text:span text:style-name="T10">^</text:span><text:span text:style-name="T15">，上上一个为</text:span><text:span text:style-name="T12">HEAD</text:span><text:span text:style-name="T10">^^</text:span><text:span text:style-name="T16">，为方便表示，上n个版本可以记为</text:span><text:span text:style-name="T9">HEAD～n</text:span></text:p>
      <text:p text:style-name="P15">命令<text:span text:style-name="T22">git reset --hard HEAD</text:span><text:span text:style-name="T24">^</text:span>：表示回退到上一个版本，hard参数表示彻底将工作区<text:span text:style-name="T54">、暂存区和版本库恢复到指定的版本。注：</text:span><text:span text:style-name="T26">--soft</text:span><text:span text:style-name="T54">参数表示仅撤销已提交的版本库内容，不会修改暂存区和工作区；</text:span><text:span text:style-name="T26">--mixed</text:span><text:span text:style-name="T54">参数表示撤销已提交的版本库内容和暂存区内容，不会修改工作区内容</text:span>。</text:p>
      <text:p text:style-name="P23">命令<text:span text:style-name="T22">git reset --hard </text:span><text:span text:style-name="T23">3625143 </text:span><text:span text:style-name="T25">[filename]</text:span>：表示<text:span text:style-name="T55">[将某文件]</text:span>回退到commit id 为<text:span text:style-name="T17">3625143的版本，不能带路径进行硬性/软性重置（--mixed带路径重置已弃用），若带上文件名，则需改参数为--</text:span>。</text:p>
      <text:p text:style-name="P16">3）命令<text:span text:style-name="T4"> git reflog</text:span>：记录每一次命令，可查看命令历史，即使退回旧版本后想再找回新版本也是可行的，只要找到commit id即可。</text:p>
      <text:p text:style-name="P12"><text:span text:style-name="T18">4</text:span>.工作区和暂存区</text:p>
      <text:p text:style-name="P17">1）工作区（working directory）：指电脑中能看到的目录，比如上面的learn_git文件夹。</text:p>
      <text:p text:style-name="P17"><text:soft-page-break/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18">区分：<text:span text:style-name="T19">git diff test.txt</text:span>：是工作区（work dict）和暂存区（stage）之间的比较，工作区进行了修改但还未add到仓库，此时使用会提示修改了哪些内容</text:p>
      <text:p text:style-name="P18"><text:span text:style-name="T19">git diff --cached test.txt</text:span>：是暂存区（stage）和分支（master）之间的比较，add之后、commit之前使用会提示修改了哪些内容</text:p>
      <text:p text:style-name="P18"><text:span text:style-name="T19">git diff </text:span><text:span text:style-name="T20">HEAD -- test.txt</text:span><text:span text:style-name="T48">：工作区和分支之间的比较，此命令可用于查看工作区和版本库中最新版本的区别。</text:span></text:p>
      <text:p text:style-name="P13">5.管理修改</text:p>
      <text:p text:style-name="P19"><text:span text:style-name="T50">1）</text:span>每次修改，如果不add到暂存区，那就不会加入到<text:span text:style-name="T49">commit中</text:span>。</text:p>
      <text:p text:style-name="P20">2）命令<text:span text:style-name="T19">git checkout -- test.txt</text:span>：以暂存区为蓝本，覆盖掉工作区<text:span text:style-name="T52">，用来丢弃本地修改</text:span>。</text:p>
      <text:p text:style-name="P21">3）命令<text:span text:style-name="T19">git reset HEAD test.txt</text:span>：清空暂存区的提交，暂存区变为和仓库中相同的版本。</text:p>
      <text:p text:style-name="P21">注<text:span text:style-name="T51">：checkout的默认值为暂存区，和reset的默认值为HEAD。因此reset一般用于重置暂存区（除非使用--hard参数，否则不会重置工作区）；而checkout命令主要是覆盖工作区。</text:span></text:p>
      <text:p text:style-name="P14">6.删除文件</text:p>
      <text:p text:style-name="P22"><text:span text:style-name="T53">1）</text:span>命令<text:span text:style-name="T19">git rm test.</text:span><text:span text:style-name="T21">txt</text:span><text:span text:style-name="T53">：将文件删除（暂存区和工作区的文件都会被删除）并用commit命令提交，则版本库中的文件被删除。</text:span></text:p>
      <text:p text:style-name="P22"><text:span text:style-name="T53">2）</text:span>若在工作区将某文件误删<text:span text:style-name="T53">，则可用命令</text:span><text:span text:style-name="T21">git checkout <text:s/>-- test.txt </text:span><text:span text:style-name="T53">将文件从暂存区中取出来，覆盖到工作区，即恢复到了版本库中的最新版本。</text:span></text:p>
      <text:p text:style-name="P6">远程仓库</text:p>
      <text:p text:style-name="P28">1.添加远程库</text:p>
      <text:p text:style-name="P24">Step1：登陆GitHub，创建一个new repository（新仓库），填写仓库名称learngit，其他保持默认设置；</text:p>
      <text:p text:style-name="P25">Step2：GitHub提示，可以从该仓库clone出新仓库，也可以关联已有的本地仓库，将本地内容push到GitHub仓库。现在，选择后者，根据网页提示在终端输入</text:p>
      <text:p text:style-name="P40"><text:span text:style-name="T28">git remote add origin https://github.com/ZhouXiaorui1993/learngit.git</text:span></text:p>
      <text:p text:style-name="P43">来添加远程库<text:span text:style-name="T56">。</text:span>这里使用的是https协议<text:span text:style-name="T58">，也可以用ssh协议，将上述地址改为：</text:span></text:p>
      <text:p text:style-name="P41"><text:span text:style-name="T28">git remote add origin </text:span><text:a xlink:type="simple" xlink:href="mailto:git@github.com" text:style-name="Internet_20_link" text:visited-style-name="Visited_20_Internet_20_Link">git</text:a><text:a xlink:type="simple" xlink:href="mailto:git@github.com" text:style-name="Internet_20_link" text:visited-style-name="Visited_20_Internet_20_Link"><text:span text:style-name="T29">@github.com</text:span></text:a><text:span text:style-name="T29">:</text:span><text:span text:style-name="T28">ZhouXiaorui1993/learngit.git</text:span></text:p>
      <text:p text:style-name="Standard">注<text:span text:style-name="T66">：</text:span>ZhouXiaorui1993为GitHub账户名，origin为远程库的名字，是Git的默认叫法，但一般无需修改，learngit为repository的名字。</text:p>
      <text:p text:style-name="P49">ssh协议可能会得到一个警告，将github公钥添加到信任列表<text:span text:style-name="T65">，若仍出现问题则需要手动配置ssh秘钥方法如下</text:span>。<text:span text:style-name="T59">（相比之下，ssh速度更快，且无需每次push都输入账户名和密码，推荐使用）</text:span></text:p>
      <text:p text:style-name="P30">ssh秘钥配置</text:p>
      <text:p text:style-name="Standard">1）设置本地git的username和email（前面已经设置过）</text:p>
      <text:p text:style-name="Standard">$ <text:span text:style-name="T19">git config --global user.name “ZhouXR”</text:span></text:p>
      <text:p text:style-name="Standard">$ <text:span text:style-name="T19">git config --global user.email “843786909@qq.com”</text:span></text:p>
      <text:p text:style-name="Standard">2<text:span text:style-name="T66">）生成秘钥</text:span></text:p>
      <text:p text:style-name="P51"><text:span text:style-name="T66">$ </text:span><text:span text:style-name="T34">ssh-keygen -t rsa -C “843786909@qq.com</text:span><text:span text:style-name="T34">”</text:span></text:p>
      <text:p text:style-name="P50">连续三个回车，得到两个文件：id_rsa和id_rsa.pub</text:p>
      <text:p text:style-name="P50">3）添加秘钥到ssh-agent</text:p>
      <text:p text:style-name="P50">$ <text:span text:style-name="T19">eval “$(ssh-agent -s)”</text:span></text:p>
      <text:p text:style-name="P50">得到agent pid 为xxxx</text:p>
      <text:p text:style-name="P50">$ <text:span text:style-name="T19">ssh -add ~/.ssh/id_rsa</text:span></text:p>
      <text:p text:style-name="P50">4）在Github中添加ssh key</text:p>
      <text:p text:style-name="P51"><text:soft-page-break/><text:span text:style-name="T66">登陆Github，选择settings→SSH and GPG keys→add ssh key，将～/.ssh/id_rsa.pub中的内容复制到框中，再点击add即可。</text:span></text:p>
      <text:p text:style-name="P51"/>
      <text:p text:style-name="Standard">Step3：将本地所有内容推送至远程库<text:span text:style-name="T56">。终端输入</text:span><text:span text:style-name="T27">git push -u origin master</text:span><text:span text:style-name="T56">，这里的git push命令实际上是将当前分支master推送到远程。注：由于此时远程库是空的，第一次推送时加上了</text:span><text:span text:style-name="T27">-u</text:span><text:span text:style-name="T56">参数，Git不但会将本地分支内容推送至远程，还会将本地master和远程master关联起来，在以后的推送或拉取中就可以简化命令。</text:span></text:p>
      <text:p text:style-name="Standard">此后<text:span text:style-name="T56">，只要本地做了commit，就可以通过命令</text:span><text:span text:style-name="T27">git push </text:span><text:span text:style-name="T44">&lt;</text:span><text:span text:style-name="T38">仓库名</text:span><text:span text:style-name="T44">&gt; &lt;</text:span><text:span text:style-name="T38">分支名</text:span><text:span text:style-name="T44">&gt;</text:span><text:span text:style-name="T56">来将本地分支的最新修改推送至GitHub。</text:span></text:p>
      <text:p text:style-name="P63">注意：并不是一定要将本地所有分支都推送至远程，在项目开发过程中，其中master为主分支，故要时刻与远程同步；对于团队成员都需要在上面工作的开发分支，也需要与远程同步；而诸如bug修复一类的分支，只在本地使用，就无需推送到远程了。</text:p>
      <text:p text:style-name="P29">2.从远程库克隆(clone)</text:p>
      <text:p text:style-name="P42">假设没有本地库，先创建一个远程库，然后从远程库克隆。</text:p>
      <text:p text:style-name="P42">Step1：登陆GitHub，创建一个新仓库，命名为gitskills，勾选initialize this repository with a README，这样GitHub会自动创建一个README.md文件。</text:p>
      <text:p text:style-name="P61"><text:span text:style-name="T58">Step2：现在远程库已经准备完成，用命令</text:span></text:p>
      <text:p text:style-name="P61"><text:span text:style-name="T29">git clone </text:span><text:span text:style-name="T43">[</text:span><text:span text:style-name="T29">-</text:span><text:span text:style-name="T43">o] [name]</text:span><text:span text:style-name="T29"> </text:span><text:span text:style-name="T28">https://github.com/ZhouXiaorui1993/</text:span><text:span text:style-name="T29">gitskills</text:span><text:span text:style-name="T28">.git </text:span>克隆一个本地库。此时cd到gitskills文件夹<text:span text:style-name="T60">，可以在本地看到README文件。</text:span></text:p>
      <text:p text:style-name="P43">若有多人协作开发<text:span text:style-name="T59">，则每人从远程克隆一份就可以了。</text:span></text:p>
      <text:p text:style-name="P60">注：克隆版本库时，所使用的远程主机会被Git自动命名为origin。若想更改，则用git clone -o 选项指定即可。</text:p>
      <text:p text:style-name="P36">3.远程库的信息</text:p>
      <text:p text:style-name="P59">1）命令<text:span text:style-name="T19">git remote </text:span><text:span text:style-name="T43">[-v]</text:span>：不带参数时<text:span text:style-name="T77">，列出所有远程库名，带有参数-v时，可以查看远程主机的网址。</text:span></text:p>
      <text:p text:style-name="P60">2）命令<text:span text:style-name="T19">git remote show &lt;远程库名&gt;</text:span>：可以查看该远程库的详细信息。</text:p>
      <text:p text:style-name="P62">3）命令<text:span text:style-name="T19">git remote add &lt;远程库名&gt; &lt;网址&gt;</text:span>：添加远程库。</text:p>
      <text:p text:style-name="P62">命令 <text:span text:style-name="T19">git remote rm &lt;远程库名&gt;</text:span>：删除远程库。</text:p>
      <text:p text:style-name="P37">3.利用远程库多人协作工作</text:p>
      <text:p text:style-name="P63">Step1：从远程库clone文件到本地，默认情况下只能看到本地的master分支。如果要在其中的dev分支上进行开发，则用命令<text:span text:style-name="T19"> git checkout -b dev origin/dev </text:span>来创建本地的dev分支；</text:p>
      <text:p text:style-name="P63">Step2：修改完成后，试图使用命令<text:span text:style-name="T19">git push origin &lt;branch name&gt;</text:span>来推送自己的修改至远程；</text:p>
      <text:p text:style-name="P64">Step3：如果推送失败，则是由于远程分支比自己的本地更新，需要先用命令</text:p>
      <text:p text:style-name="P64"><text:span text:style-name="T19">git pull </text:span><text:span text:style-name="T45">origin &lt;远程分支名&gt;：&lt;本地分支名&gt;</text:span>取回远程该分支的更新<text:span text:style-name="T79">，并与本地的指定分支合并。</text:span></text:p>
      <text:p text:style-name="P62">若是远程分支与当前分支合并<text:span text:style-name="T79">，则可省略冒号后的部分。</text:span></text:p>
      <text:p text:style-name="P62">Step<text:span text:style-name="T79">4：如果合并有冲突，则手动解决冲突，并在本地提交；</text:span></text:p>
      <text:p text:style-name="P65"><text:span text:style-name="T78">Step5：若没有冲突或冲突解决以后，再用</text:span><text:span text:style-name="T45">git push origin &lt;branch name&gt;</text:span>推送自己的修改至远程。</text:p>
      <text:p text:style-name="P65">注<text:span text:style-name="T79">：若git pull命令提示“no tracking information”，则说明本地分支和远程分支之间的链接关系未创建，此时可用命令</text:span><text:span text:style-name="T45">git branch –set-upstream &lt;本地分支名&gt; origin/&lt;远程分支名&gt;</text:span><text:span text:style-name="T79">来建立二者的关联。</text:span></text:p>
      <text:p text:style-name="P38">补充</text:p>
      <text:p text:style-name="Standard">1）命令<text:span text:style-name="T19">git fetch &lt;远程库名&gt; [分支名]</text:span>：将远程的某个分支的更新取回本地，若不加分支名，则将远程所有分支的更新取回本地。所取回的更新，在本地要用<text:span text:style-name="T19">远程库名/分支名</text:span>的形式读取。</text:p>
      <text:p text:style-name="P67"><text:span text:style-name="T80">2）取回远程更新后，可在其基础上，使用</text:span><text:span text:style-name="T47">git checkout -b &lt;newbranch&gt; &lt;远程库名&gt;/&lt;分支名&gt;</text:span><text:span text:style-name="T80">创建一个新的分支。此外，也可使用</text:span><text:span text:style-name="T46">git merge </text:span><text:span text:style-name="T47">&lt;远程库名&gt;/&lt;分支名&gt;</text:span>在本地分支上合并远程分支。</text:p>
      <text:p text:style-name="P67">可以看出<text:span text:style-name="T81">，git pull命令相当于git fetch和git merge两个命令的结合使用。</text:span></text:p>
      <text:p text:style-name="P39"/>
      <text:p text:style-name="P46">分支管理</text:p>
      <text:p text:style-name="P27"><text:soft-page-break/>1.创建与合并分支</text:p>
      <text:p text:style-name="P44">Step<text:span text:style-name="T61">1：创建新的分支（branch），命名为dev，然后切换到dev分支，命令如下</text:span></text:p>
      <text:p text:style-name="P26">git branch dev</text:p>
      <text:p text:style-name="P26">git checkout dev</text:p>
      <text:p text:style-name="P47">也可以用命令<text:span text:style-name="T19">git checkout -b dev</text:span>来代替上述两条命令，其中参数<text:span text:style-name="T19">-b</text:span>表示创建并切换。</text:p>
      <text:p text:style-name="P44">注<text:span text:style-name="T61">：master为主分支，HEAD指向当前分支，master指向提交，新建的分支指向master相同的提交。</text:span></text:p>
      <text:p text:style-name="P48"><text:span text:style-name="T60">Step2：可以用命令</text:span><text:span text:style-name="T31">git branch</text:span><text:span text:style-name="T60">来查看所有分支，当前分支前会有</text:span><text:span text:style-name="T30">*</text:span>标志<text:span text:style-name="T61">。</text:span></text:p>
      <text:p text:style-name="P66"><text:span text:style-name="T57">补充：</text:span>git branch命令可带选项，其中<text:span text:style-name="T19">-r</text:span>选项可用来查看远程分支；<text:span text:style-name="T19">-a</text:span>选项查看所有分支。</text:p>
      <text:p text:style-name="P48">Step<text:span text:style-name="T61">3：在当前分支上正常add和提交文件。</text:span></text:p>
      <text:p text:style-name="P48">命令 <text:span text:style-name="T61">git checkout master 可切换回maser分支，此时在master分支上无法看到dev分支上提交到的修改内容。</text:span></text:p>
      <text:p text:style-name="P48">Step<text:span text:style-name="T62">4：将dev分支的工作成果合并到master分支上，先切换到master分支，再使用命令</text:span><text:span text:style-name="T32">git merge dev</text:span>。注：<text:span text:style-name="T19">git merge</text:span>命令是用于将指定分支合并到当前分支。</text:p>
      <text:p text:style-name="P48">Step<text:span text:style-name="T64">5：合并完成后，如果不在需要dev分支，则可用</text:span>命令<text:span text:style-name="T19">git </text:span><text:span text:style-name="T33">branch -d dev</text:span><text:span text:style-name="T63">来删除dev分支。</text:span></text:p>
      <text:p text:style-name="P48">注<text:span text:style-name="T76">：若某分支未进行合并但想要将其舍弃，可以采用命令</text:span><text:span text:style-name="T42">git branch -D dev</text:span><text:span text:style-name="T76">来强行删除。</text:span></text:p>
      <text:p text:style-name="Standard">命令<text:span text:style-name="T19">git push origin :dev</text:span>可用来删除远程库中的dev分支。</text:p>
      <text:p text:style-name="P27">注<text:span text:style-name="T73">：命令</text:span><text:span text:style-name="T39">git reflog –date=local | grep &lt;branchname&gt;</text:span><text:span text:style-name="T73">:查看对某一分支的操作记录，从而找出该分支的创建来源。</text:span></text:p>
      <text:p text:style-name="P31">2.解决冲突</text:p>
      <text:p text:style-name="P52">若同一文件在不同分支都进行了修改并提交，则合并时可能会出现冲突（git会有提示），此时需要手动修改文件以消除冲突，提交后再进行合并即可（可cat查看文件内容以发现冲突所在位置）。</text:p>
      <text:p text:style-name="P52">命令<text:span text:style-name="T19">git log –graph</text:span>可以看到分支合并图。</text:p>
      <text:p text:style-name="P34">3.分支管理策略</text:p>
      <text:p text:style-name="P53">一般情况下，git默认合并分支为Fast Forward模式，此模式下，若删除原分支，则会丢失其信息。若想保留该历史信息，则可强制禁止该模式，这样合并时Git会生成一个新的commit。</text:p>
      <text:p text:style-name="P54"><text:span text:style-name="T67">命令</text:span><text:span text:style-name="T35">git merge --no-ff -m “新的commit描述”branch_name</text:span>可以禁止Fast Forward模式</text:p>
      <text:p text:style-name="P35">4.bug分支</text:p>
      <text:p text:style-name="P52">当出现bug的时候<text:span text:style-name="T70">，我们会通过创建新的bug分支去进行修复，修复完成后提交合并，最后删除bug分支。若此时手头工作未完成，可通过</text:span><text:span text:style-name="T37">git stash</text:span><text:span text:style-name="T70">命令来将工作现场“储藏”，然后去修复bug，修复后再利用</text:span><text:span text:style-name="T37">git stash pop</text:span><text:span text:style-name="T70">，回到工作现场。命令 </text:span><text:span text:style-name="T37">git stash list</text:span><text:span text:style-name="T70">可用来查看储藏列表。</text:span></text:p>
      <text:p text:style-name="P52"/>
      <text:p text:style-name="P31">实验<text:span text:style-name="T71">：</text:span></text:p>
      <text:p text:style-name="P52"><text:span text:style-name="T75">1）</text:span>现有主分支master<text:span text:style-name="T71">，从主分支分出的子分支两个：dev。现在</text:span>在子分支dev<text:span text:style-name="T71">上修改了文件test，由于还没完成，所以不能进行提交。</text:span></text:p>
      <text:p text:style-name="P45"><text:span text:style-name="T75">2）</text:span>假定此时master分支上的<text:span text:style-name="T74">problem文件</text:span>出现bug<text:span text:style-name="T72">，则切换到master分支进行修复。切换过来以后，安全考虑，先用</text:span><text:span text:style-name="T40">cat</text:span><text:span text:style-name="T72">指令查看了一下test文件，发现刚才在子分支上的修改被带过来了。</text:span></text:p>
      <text:p text:style-name="P45"><text:span text:style-name="T75">3）为避免接下来修复后提交时将该修改也一起提交，故切换回dev。利用</text:span><text:span text:style-name="T40">git stash</text:span><text:span text:style-name="T72">指令将这里的工作隐藏。</text:span></text:p>
      <text:p text:style-name="P45"><text:span text:style-name="T75">4）</text:span>再切换回master分支<text:span text:style-name="T74">，再次用</text:span><text:span text:style-name="T41">cat</text:span><text:span text:style-name="T74">指令查看test文件，发现该文件不见了。证明隐藏生效，可以修复bug了。首先从master创建临时分支——issue-001，切换到这个分支上打开problem文件，对其进行修改后提交，再切换回master分支，将临时分支合并到主分支，bug解决，删除issue-001分支。</text:span></text:p>
      <text:p text:style-name="P45"><text:span text:style-name="T75">5）</text:span>为继续进行dev中未完成的工作<text:span text:style-name="T74">，切换回dev分支，执行命令</text:span><text:span text:style-name="T41">git stash pop</text:span><text:span text:style-name="T74">，找回原文件。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7T21:56:26.409088644</dc:date>
    <meta:editing-duration>PT7H1M48S</meta:editing-duration>
    <meta:editing-cycles>44</meta:editing-cycles>
    <meta:document-statistic meta:table-count="2" meta:image-count="0" meta:object-count="0" meta:page-count="5" meta:paragraph-count="166" meta:word-count="4378" meta:character-count="6690" meta:non-whitespace-character-count="6458"/>
  </office:meta>
</office:document-meta>
</file>